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-Unicode, Arial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263cm" draw:stroke-linejoin="miter" draw:fill="solid" draw:fill-color="#ce181e"/>
    </style:style>
    <style:style style:name="P1" style:family="paragraph">
      <loext:graphic-properties draw:fill="solid" draw:fill-color="#ce181e"/>
    </style:style>
  </office:automatic-styles>
  <office:body>
    <office:drawing>
      <draw:page draw:name="page1" draw:style-name="dp1" draw:master-page-name="Default">
        <draw:path draw:style-name="gr1" draw:text-style-name="P1" draw:layer="layout" svg:width="23.625cm" svg:height="23.625cm" svg:x="1.313cm" svg:y="1.313cm" svg:viewBox="0 0 23626 23626" svg:d="M11813 0c-6510 0-11813 5303-11813 11813s5303 11813 11813 11813 11813-5303 11813-11813-5303-11813-11813-11813zM11813 21001c-5066 0-9188-4122-9188-9188s4122-9188 9188-9188 9188 4122 9188 9188-4122 9188-9188 9188zM16669 8794l-2992 3019 3019 3019c525 525 525 1339 0 1864-263 262-604 393-919 393s-683-131-919-393l-3045-3019-2835 2835c-263 262-604 394-919 394s-682-132-919-394c-525-525-525-1339 0-1864l2809-2835-2992-3019c-525-525-525-1339 0-1864s1338-525 1863 0l2993 3019 3019-3019c525-525 1339-525 1864 0 498 525 498 1365-27 186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-Unicode, Arial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25cm" fo:page-height="37.1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10T16:53:49.100057277</dc:date>
    <dc:creator>Alex </dc:creator>
    <meta:editing-duration>PT4M1S</meta:editing-duration>
    <meta:editing-cycles>1</meta:editing-cycles>
    <meta:document-statistic meta:object-count="1"/>
    <meta:generator>LibreOffice/6.0.3.2$Linux_X86_64 LibreOffice_project/00m0$Build-2</meta:generator>
  </office:meta>
</office:document-meta>
</file>